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 Hairline" svg:font-family="'Lato Hairline'" style:font-adornments="Negreta" style:font-pitch="variable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 cursiva" style:font-family-generic="swiss" style:font-pitch="variable"/>
    <style:font-face style:name="FreeSans1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irst_20_paragraph">
      <style:text-properties style:font-name="Sassoon1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6">
      <style:text-properties officeooo:rsid="001b0cd2" officeooo:paragraph-rsid="001b0cd2"/>
    </style:style>
    <style:style style:name="P6" style:family="paragraph" style:parent-style-name="Text_20_body" style:list-style-name="L6">
      <style:text-properties officeooo:rsid="00208194" officeooo:paragraph-rsid="00208194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style:font-name="Sassoon1" officeooo:paragraph-rsid="001712d1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style:font-name="Sassoon1" officeooo:paragraph-rsid="00208194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style:font-name="Sassoon1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style:font-name="Sassoon1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fo:color="#c0c0c0" style:font-name="Sassoon1" officeooo:paragraph-rsid="001712d1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fo:color="#c0c0c0" style:font-name="Sassoon1" officeooo:paragraph-rsid="00208194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  <style:text-properties officeooo:paragraph-rsid="00208194"/>
    </style:style>
    <style:style style:name="P15" style:family="paragraph" style:parent-style-name="Text_20_body" style:list-style-name="L6">
      <style:paragraph-properties fo:break-before="column"/>
      <style:text-properties officeooo:paragraph-rsid="001b0cd2"/>
    </style:style>
    <style:style style:name="T1" style:family="text">
      <style:text-properties fo:color="#c0c0c0"/>
    </style:style>
    <style:style style:name="T2" style:family="text">
      <style:text-properties fo:color="#c0c0c0" officeooo:rsid="001712d1"/>
    </style:style>
    <style:style style:name="T3" style:family="text">
      <style:text-properties fo:color="#c0c0c0" officeooo:rsid="00181741"/>
    </style:style>
    <style:style style:name="T4" style:family="text">
      <style:text-properties fo:color="#c0c0c0" style:font-name="Sassoon1"/>
    </style:style>
    <style:style style:name="T5" style:family="text">
      <style:text-properties fo:color="#c0c0c0" officeooo:rsid="001b0cd2"/>
    </style:style>
    <style:style style:name="T6" style:family="text">
      <style:text-properties officeooo:rsid="001712d1"/>
    </style:style>
    <style:style style:name="T7" style:family="text">
      <style:text-properties officeooo:rsid="001b0cd2"/>
    </style:style>
    <style:style style:name="T8" style:family="text">
      <style:text-properties fo:color="#808080"/>
    </style:style>
    <style:style style:name="T9" style:family="text">
      <style:text-properties fo:color="#808080" officeooo:rsid="001b0cd2"/>
    </style:style>
    <style:style style:name="T10" style:family="text">
      <style:text-properties fo:color="#000000"/>
    </style:style>
    <style:style style:name="T11" style:family="text">
      <style:text-properties fo:color="#000000" officeooo:rsid="001b0cd2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er</text:p>
      <text:p text:style-name="Author">Exercises</text:p>
      <text:p text:style-name="Date">September 2017</text:p>
      <text:h text:style-name="Heading_20_1" text:outline-level="1">1 Vocabulary</text:h>
      <text:section text:style-name="Sect1" text:name="Secció3">
        <text:list xml:id="list2957758526084754316" text:style-name="L1">
          <text:list-item>
            <text:p text:style-name="P4"><text:span text:style-name="T1">Canada</text:span>: Canadà</text:p>
          </text:list-item>
          <text:list-item>
            <text:p text:style-name="P4"><text:span text:style-name="T1">Canadian</text:span>: canadenc</text:p>
          </text:list-item>
          <text:list-item>
            <text:p text:style-name="P4"><text:span text:style-name="T1">Tunisia</text:span>: Tunícia</text:p>
          </text:list-item>
          <text:list-item>
            <text:p text:style-name="P4"><text:span text:style-name="T1">Tuni</text:span><text:span text:style-name="T3">s</text:span><text:span text:style-name="T1">ian</text:span>: tunecí</text:p>
          </text:list-item>
          <text:list-item>
            <text:p text:style-name="P4"><text:span text:style-name="T1">Sweden</text:span>: Suïssa</text:p>
          </text:list-item>
          <text:list-item>
            <text:p text:style-name="P4"><text:span text:style-name="T1">Swedish</text:span>: suís</text:p>
          </text:list-item>
          <text:list-item>
            <text:p text:style-name="P4"><text:span text:style-name="T1">Greece</text:span>: Grècia</text:p>
          </text:list-item>
          <text:list-item>
            <text:p text:style-name="P4"><text:span text:style-name="T1">Greek</text:span>: grec</text:p>
          </text:list-item>
          <text:list-item>
            <text:p text:style-name="P4"><text:span text:style-name="T1">Thailand</text:span>: Tailandia</text:p>
          </text:list-item>
          <text:list-item>
            <text:p text:style-name="P4"><text:span text:style-name="T1">Thai</text:span>: tailandés</text:p>
          </text:list-item>
          <text:list-item>
            <text:p text:style-name="P4"><text:span text:style-name="T1">Ecuador</text:span>: Equador</text:p>
          </text:list-item>
          <text:list-item>
            <text:p text:style-name="P4"><text:span text:style-name="T1">Ecuadorian</text:span>: Equatorià</text:p>
          </text:list-item>
        </text:list>
      </text:section>
      <text:h text:style-name="Heading_20_1" text:outline-level="1">2 Translate</text:h>
      <text:list xml:id="list527168240292985578" text:style-name="L2">
        <text:list-item>
          <text:p text:style-name="P7">El xiquet de Tunícia té els cabells arrissats.</text:p>
        </text:list-item>
        <text:list-item>
          <text:p text:style-name="P11">The boy from Tunicia has got curly hair.</text:p>
          <text:p text:style-name="P7"/>
        </text:list-item>
        <text:list-item>
          <text:p text:style-name="P7">El xiquet d'Equador té els cabells castanys.</text:p>
        </text:list-item>
        <text:list-item>
          <text:p text:style-name="P11">The boy from Ecuador has got brown hair.</text:p>
          <text:p text:style-name="P7"/>
        </text:list-item>
        <text:list-item>
          <text:p text:style-name="P7">La xiqueta de Tailandia té els cabells rossos.</text:p>
        </text:list-item>
        <text:list-item>
          <text:p text:style-name="P11">The girl from Thailand has got blond hair.</text:p>
          <text:p text:style-name="P7"/>
        </text:list-item>
        <text:list-item>
          <text:p text:style-name="P7">Ls xiqueta de Suïssa té els cabells curts.</text:p>
        </text:list-item>
        <text:list-item>
          <text:p text:style-name="P11">The girl from Sweden has got short hair.</text:p>
          <text:p text:style-name="P11"/>
        </text:list-item>
        <text:list-item>
          <text:p text:style-name="P8">El xiquet grec té ulleres.</text:p>
        </text:list-item>
        <text:list-item>
          <text:p text:style-name="P12">The boy f<text:span text:style-name="T6">rom</text:span> Greece has got glasses.</text:p>
          <text:p text:style-name="P8"/>
        </text:list-item>
        <text:list-item>
          <text:p text:style-name="P8">La xiqueta de Canadà té peques.</text:p>
        </text:list-item>
        <text:list-item>
          <text:p text:style-name="P12">The girl from Canada has got freckles.</text:p>
        </text:list-item>
      </text:list>
      <text:h text:style-name="Heading_20_1" text:outline-level="1"><text:soft-page-break/>3 Practice</text:h>
      <text:section text:style-name="Sect1" text:name="Secció1">
        <text:p text:style-name="P3">Where's he from?</text:p>
        <text:list xml:id="list2238167620151258111" text:style-name="L3">
          <text:list-item>
            <text:p text:style-name="P9">He's from <text:span text:style-name="T1">Canada</text:span>.</text:p>
          </text:list-item>
          <text:list-item>
            <text:p text:style-name="P9">He's from <text:span text:style-name="T1">Tuni</text:span><text:span text:style-name="T2">s</text:span><text:span text:style-name="T1">ia</text:span>.</text:p>
          </text:list-item>
          <text:list-item>
            <text:p text:style-name="P9">He's from <text:span text:style-name="T1">Swedish</text:span>.</text:p>
          </text:list-item>
          <text:list-item>
            <text:p text:style-name="P9">He's from <text:span text:style-name="T1">Greece</text:span>.</text:p>
          </text:list-item>
          <text:list-item>
            <text:p text:style-name="P9">He's from <text:span text:style-name="T1">Thailand</text:span>.</text:p>
          </text:list-item>
          <text:list-item>
            <text:p text:style-name="P9">He's from <text:span text:style-name="T1">Ecuador</text:span>.</text:p>
          </text:list-item>
        </text:list>
        <text:p text:style-name="P3"/>
        <text:p text:style-name="P3">What nationality is he?</text:p>
        <text:list xml:id="list3410182072038448351" text:style-name="L4">
          <text:list-item>
            <text:p text:style-name="P10">She's <text:span text:style-name="T1">Canadian</text:span>.</text:p>
          </text:list-item>
          <text:list-item>
            <text:p text:style-name="P10">She's <text:span text:style-name="T1">Tuni</text:span><text:span text:style-name="T2">s</text:span><text:span text:style-name="T1">ian</text:span>.</text:p>
          </text:list-item>
          <text:list-item>
            <text:p text:style-name="P10">She's <text:span text:style-name="T1">Swedish</text:span>.</text:p>
          </text:list-item>
          <text:list-item>
            <text:p text:style-name="P10">She's <text:span text:style-name="T1">Greek</text:span>.</text:p>
          </text:list-item>
          <text:list-item>
            <text:p text:style-name="P10">She's <text:span text:style-name="T1">Thai</text:span>.</text:p>
          </text:list-item>
          <text:list-item>
            <text:p text:style-name="P10">She's <text:span text:style-name="T1">E</text:span><text:span text:style-name="T2">c</text:span><text:span text:style-name="T1">uadorian</text:span>.</text:p>
          </text:list-item>
        </text:list>
      </text:section>
      <text:h text:style-name="Heading_20_1" text:outline-level="1">4 Vocabulary</text:h>
      <text:section text:style-name="Sect1" text:name="Secció2">
        <text:list xml:id="list90559568724152422" text:style-name="L7">
          <text:list-item>
            <text:p text:style-name="P14"><text:span text:style-name="T1">spotted</text:span>: puntejat</text:p>
          </text:list-item>
          <text:list-item>
            <text:p text:style-name="P14"><text:span text:style-name="T1">striped</text:span>: ratjat</text:p>
          </text:list-item>
          <text:list-item>
            <text:p text:style-name="P14"><text:span text:style-name="T1">flowery</text:span>: florejat</text:p>
          </text:list-item>
          <text:list-item>
            <text:p text:style-name="P13"><text:span text:style-name="T1">checked</text:span>: estampat</text:p>
          </text:list-item>
          <text:list-item>
            <text:p text:style-name="P13"><text:span text:style-name="T1">dark</text:span>: fosc</text:p>
          </text:list-item>
          <text:list-item>
            <text:p text:style-name="P13"><text:span text:style-name="T1">lihgt</text:span>: clar</text:p>
          </text:list-item>
          <text:list-item>
            <text:p text:style-name="P13"><text:span text:style-name="T1">coach</text:span>: entrenador</text:p>
          </text:list-item>
          <text:list-item>
            <text:p text:style-name="P13"><text:span text:style-name="T1">team</text:span>: equip</text:p>
          </text:list-item>
          <text:list-item>
            <text:p text:style-name="P13"><text:span text:style-name="T1">tournament</text:span>: torneig</text:p>
          </text:list-item>
          <text:list-item>
            <text:p text:style-name="P13"><text:span text:style-name="T1">winner</text:span>: guanyador</text:p>
          </text:list-item>
        </text:list>
        <text:list xml:id="list808854905011424417" text:style-name="L6">
          <text:list-item>
            <text:p text:style-name="P15"><text:span text:style-name="T7">cabells arrissats:<text:line-break/></text:span><text:span text:style-name="T5">curly hair</text:span></text:p>
          </text:list-item>
          <text:list-item>
            <text:p text:style-name="P5">cabells castanys:<text:line-break/><text:span text:style-name="T1">brown hair</text:span></text:p>
          </text:list-item>
          <text:list-item>
            <text:p text:style-name="P5">cabells rossos:<text:line-break/><text:span text:style-name="T1">blond hair</text:span></text:p>
          </text:list-item>
          <text:list-item>
            <text:p text:style-name="P5">cabells curts:<text:line-break/><text:span text:style-name="T1">short hair</text:span></text:p>
          </text:list-item>
          <text:list-item>
            <text:p text:style-name="P5">ulleres: <text:span text:style-name="T1">glasses</text:span></text:p>
          </text:list-item>
          <text:list-item>
            <text:p text:style-name="P6"><text:span text:style-name="T10">peques</text:span><text:span text:style-name="T8">: <text:s/></text:span><text:span text:style-name="T4">freckles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 Hairline" svg:font-family="'Lato Hairline'" style:font-adornments="Negreta" style:font-pitch="variable"/>
    <style:font-face style:name="Sassoon1" svg:font-family="Sassoon" style:font-pitch="variable"/>
    <style:font-face style:name="Sassoon" svg:font-family="Sassoon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 cursiva" style:font-family-generic="swiss" style:font-pitch="variable"/>
    <style:font-face style:name="FreeSans1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  <style:text-properties style:font-name="Sassoon" fo:font-family="Sassoon" style:font-style-name="Normal" style:font-pitch="variable" fo:font-size="18pt" fo:font-weight="normal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8080" style:font-name="Lato Hairline" fo:font-family="'Lato Hairline'" style:font-style-name="Negreta" style:font-pitch="variable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9999" style:font-name="FreeSans" fo:font-family="FreeSans" style:font-style-name="Negreta cursiva" style:font-family-generic="swiss" style:font-pitch="variable" fo:font-size="16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98a8a" style:font-name="FreeSans1" fo:font-family="FreeSans" style:font-style-name="negreta" style:font-family-generic="swiss" style:font-pitch="variable" fo:font-size="48pt" fo:font-weight="600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rter</dc:title>
    <dc:date>2017-09-16T11:20:20.866300234</dc:date>
    <meta:editing-duration>PT33M5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56" meta:character-count="1327" meta:non-whitespace-character-count="1184"/>
  </office:meta>
</office:document-meta>
</file>